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/>
  </office:font-face-decls>
  <office:automatic-styles>
    <style:style style:name="P1" style:family="paragraph" style:parent-style-name="Standard">
      <style:text-properties officeooo:rsid="0016cc7e" officeooo:paragraph-rsid="0016cc7e"/>
    </style:style>
    <style:style style:name="P2" style:family="paragraph" style:parent-style-name="Standard">
      <style:text-properties officeooo:paragraph-rsid="0016cc7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officeooo:rsid="0016cc7e" officeooo:paragraph-rsid="0016cc7e"/>
    </style:style>
    <style:style style:name="P5" style:family="paragraph" style:parent-style-name="Text_20_body">
      <style:text-properties officeooo:paragraph-rsid="0016cc7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ahoma" fo:font-size="11.3500003814697pt" fo:letter-spacing="normal" fo:font-style="normal" fo:font-weight="normal"/>
    </style:style>
    <style:style style:name="T1" style:family="text">
      <style:text-properties officeooo:rsid="0016cc7e"/>
    </style:style>
    <style:style style:name="T2" style:family="text">
      <style:text-properties fo:font-variant="normal" fo:text-transform="none" fo:color="#000000" loext:opacity="100%" style:font-name="tahoma" fo:font-size="11.3500003814697pt" fo:letter-spacing="normal" fo:font-style="normal" fo:font-weight="normal"/>
    </style:style>
    <style:style style:name="T3" style:family="text">
      <style:text-properties fo:font-variant="normal" fo:text-transform="none" fo:color="#000000" loext:opacity="100%" style:text-position="33% 80%" style:font-name="tahoma" fo:font-size="11.350000381469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se Ferenc</text:p>
      <text:p text:style-name="P1">https://www.facebook.com/Emberiseg.hu/photos/a.460765063992199/5063200967081896/</text:p>
      <text:p text:style-name="P1"/>
      <text:p text:style-name="P1"/>
      <text:p text:style-name="P1">Kontinensek területe összesen: 125 378 019 km2</text:p>
      <text:p text:style-name="P1"/>
      <text:p text:style-name="P1"><text:tab/>forrás: <text:a xlink:type="simple" xlink:href="https://hu.wikipedia.org/wiki/Kontinensek_és_országok_listája" text:style-name="Internet_20_link" text:visited-style-name="Visited_20_Internet_20_Link">https://hu.wikipedia.org/wiki/Kontinensek_%C3%A9s_orsz%C3%A1gok_list%C3%A1ja</text:a></text:p>
      <text:p text:style-name="P1"/>
      <text:p text:style-name="P1"/>
      <text:p text:style-name="P1">Mezőgazdaságilag hasznosítható terület:</text:p>
      <text:p text:style-name="P1"/>
      <text:p text:style-name="P4"><text:span text:style-name="Strong_20_Emphasis"><text:span text:style-name="T2">Terület                                                          km</text:span></text:span><text:span text:style-name="Strong_20_Emphasis"><text:span text:style-name="T3">2</text:span></text:span><text:span text:style-name="Strong_20_Emphasis"><text:span text:style-name="T2">                            Az előző sor %-a</text:span></text:span></text:p>
      <text:p text:style-name="P6"><text:span text:style-name="T2"><text:line-break/>A </text:span><text:span text:style-name="Emphasis"><text:span text:style-name="Strong_20_Emphasis"><text:span text:style-name="T2">Föld</text:span></text:span></text:span><text:span text:style-name="T2">gömb teljes felülete                          510,072.000                          100,0 %<text:line-break/>Ebből az ember lakta</text:span></text:p>
      <text:p text:style-name="P7">kontinensek területe                                  130,500.000                             25,8 %<text:line-break/>Mezőgazdaságilag megművelhető</text:p>
      <text:p text:style-name="P7">terület az összes kontinensre vetítve               14,060.000                             10,7 %</text:p>
      <text:p text:style-name="P6"><text:span text:style-name="T2"><text:line-break/></text:span><text:span text:style-name="Emphasis"><text:span text:style-name="Strong_20_Emphasis"><text:span text:style-name="T2">Európa</text:span></text:span></text:span><text:span text:style-name="Emphasis"><text:span text:style-name="T2"> </text:span></text:span><text:span text:style-name="T2">szárazföldi területe                              4,840.000                           100,0 %<text:line-break/>Mezőgazdaságilag megművelhető</text:span></text:p>
      <text:p text:style-name="P7">területek Európa átlagában                               1,540.000                            31,8 %</text:p>
      <text:p text:style-name="P6"><text:span text:style-name="T2"><text:line-break/></text:span><text:span text:style-name="Emphasis"><text:span text:style-name="Strong_20_Emphasis"><text:span text:style-name="T2">Magyarország</text:span></text:span></text:span><text:span text:style-name="T2"> területe                                       93.000                          100,0 %<text:line-break/>Mezőgazdaságilag megművelhető</text:span></text:p>
      <text:p text:style-name="P7">területek Magyarországon                                     58.660                             63,0 %</text:p>
      <text:p text:style-name="Text_20_body"/>
      <text:p text:style-name="P5"><text:span text:style-name="T1">forrás: </text:span><text:a xlink:type="simple" xlink:href="http://www.mernokkapu.hu/hirek/259/5/Mezogazdasagilag_hasznositható_teruletek" text:style-name="Internet_20_link" text:visited-style-name="Visited_20_Internet_20_Link"><text:span text:style-name="T1">http://www.mernokkapu.hu/hirek/259/5/Mezogazdasagilag_hasznositható_teruletek</text:span></text:a></text:p>
      <text:p text:style-name="P5"/>
      <text:p text:style-name="P5"><text:line-break/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9:34:33.538433267</meta:creation-date>
    <dc:date>2023-05-26T09:44:27.432433814</dc:date>
    <meta:editing-duration>PT9M56S</meta:editing-duration>
    <meta:editing-cycles>1</meta:editing-cycles>
    <meta:document-statistic meta:table-count="0" meta:image-count="0" meta:object-count="0" meta:page-count="1" meta:paragraph-count="15" meta:word-count="75" meta:character-count="1268" meta:non-whitespace-character-count="726"/>
    <meta:generator>LibreOffice/7.3.7.2$Linux_X86_64 LibreOffice_project/30$Build-2</meta:generator>
  </office:meta>
</office:document-meta>
</file>